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9c520" officeooo:paragraph-rsid="0019c520"/>
    </style:style>
    <style:style style:name="P15" style:family="paragraph" style:parent-style-name="Standard">
      <style:text-properties officeooo:rsid="0019c520" officeooo:paragraph-rsid="0019c520"/>
    </style:style>
    <style:style style:name="P16" style:family="paragraph" style:parent-style-name="Standard">
      <style:text-properties officeooo:rsid="001ce373" officeooo:paragraph-rsid="001ce373"/>
    </style:style>
    <style:style style:name="P17" style:family="paragraph" style:parent-style-name="Standard">
      <style:text-properties officeooo:rsid="00114fd4" officeooo:paragraph-rsid="00114fd4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9c52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u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161in" draw:z-index="0"><draw:text-box fo:min-height="0.0161in"><text:p text:style-name="P12"/></draw:text-box></draw:frame><draw:frame draw:style-name="fr1" draw:name="Frame2" text:anchor-type="char" svg:width="0.0161in" draw:z-index="1"><draw:text-box fo:min-height="0.0161in"><text:p text:style-name="P12"/></draw:text-box></draw:frame><draw:frame draw:style-name="fr1" draw:name="Frame3" text:anchor-type="char" svg:width="0.0161in" draw:z-index="2"><draw:text-box fo:min-height="0.0161in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just in general ambiance</text:p>
      <text:p text:style-name="P14">door open, door locked</text:p>
      <text:p text:style-name="P14">going into table or mensa sfx</text:p>
      <text:p text:style-name="P14">map rustling</text:p>
      <text:p text:style-name="P14">photograph sound</text:p>
      <text:p text:style-name="P14">elevator out of order</text:p>
      <text:p text:style-name="P13">Reception: bell, bars, cup with pencils, <text:s/>plastic sign</text:p>
      <text:p text:style-name="P13">Kitchen: Pots, pans, plates, glass falling, keycard</text:p>
      <text:p text:style-name="P13">Founatin: Water running, splashing, rock</text:p>
      <text:p text:style-name="P13">Private Area: Bashed in skull, clothing rustling, card detach from neck</text:p>
      <text:p text:style-name="P13">Comms: Button presses for walkie talkie, pencils, <text:span text:style-name="T7">telephone, map rustling, card</text:span></text:p>
      <text:p text:style-name="P14">OP: glass breaking, chair spinning, rustling of glass, iv bag, note </text:p>
      <text:p text:style-name="P14">Janitor: door breaks open, light flickering, Big noise</text:p>
      <text:p text:style-name="P14">Black Room: no light flickering,bone rustling, scratches on wall</text:p>
      <text:p text:style-name="P14">Per Room: note</text:p>
      <text:p text:style-name="P14">Last room: breathing, scratching, snarling, silence</text:p>
      <text:p text:style-name="P14"><text:soft-page-break/></text:p>
      <text:p text:style-name="P16">walking sfx:</text:p>
      <text:p text:style-name="P16">normal floor for hallways</text:p>
      <text:p text:style-name="P16">floor in cafeteria</text:p>
      <text:p text:style-name="P16">floor in kitchen</text:p>
      <text:p text:style-name="P16">stone floor</text:p>
      <text:p text:style-name="P16">reception floor</text:p>
      <text:p text:style-name="P16">staff floor with blood</text:p>
      <text:p text:style-name="P16">comms floor</text:p>
      <text:p text:style-name="P16">stairs</text:p>
      <text:p text:style-name="P16">operation floor</text:p>
      <text:p text:style-name="P16">janitor floor</text:p>
      <text:p text:style-name="P16">nothing floor</text:p>
      <text:p text:style-name="P16">apartment floor</text:p>
      <text:p text:style-name="P16">final floor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08T08:47:58.423362426</dc:date>
    <meta:editing-duration>PT33M28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3" meta:paragraph-count="49" meta:word-count="507" meta:character-count="2863" meta:non-whitespace-character-count="2401"/>
  </office:meta>
</office:document-meta>
</file>